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7.23mm" svg:height="90.05mm" svg:x="37.72mm" svg:y="90.57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62 <text:s text:c="3"/>sampled: 1869.342 <text:s text:c="2"/>given: 3800 <text:s text:c="2"/>gain: 2.0328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62 <text:s text:c="3"/>sampled: 1869.342 <text:s text:c="2"/>given: 3800 <text:s text:c="2"/>gain: 2.0328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87 <text:s text:c="3"/>sampled: 1771.152 <text:s text:c="2"/>given: 3600 <text:s text:c="2"/>gain: 2.0325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86 <text:s text:c="3"/>sampled: 1771.051 <text:s text:c="2"/>given: 36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09 <text:s text:c="3"/>sampled: 1672.659 <text:s text:c="2"/>given: 34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09 <text:s text:c="3"/>sampled: 1672.659 <text:s text:c="2"/>given: 34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33 <text:s text:c="3"/>sampled: 1574.368 <text:s text:c="2"/>given: 3200 <text:s text:c="2"/>gain: 2.0325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34 <text:s text:c="3"/>sampled: 1574.469 <text:s text:c="2"/>given: 3200 <text:s text:c="2"/>gain: 2.0324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8 <text:s text:c="3"/>sampled: 1476.178 <text:s text:c="2"/>given: 3000 <text:s text:c="2"/>gain: 2.0322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8 <text:s text:c="3"/>sampled: 1476.178 <text:s text:c="2"/>given: 3000 <text:s text:c="2"/>gain: 2.0322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82 <text:s text:c="3"/>sampled: 1377.887 <text:s text:c="2"/>given: 2800 <text:s text:c="2"/>gain: 2.0320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81 <text:s text:c="3"/>sampled: 1377.786 <text:s text:c="2"/>given: 2800 <text:s text:c="2"/>gain: 2.03224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03 <text:s text:c="3"/>sampled: 1279.294 <text:s text:c="2"/>given: 2600 <text:s text:c="2"/>gain: 2.03237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04 <text:s text:c="3"/>sampled: 1279.395 <text:s text:c="2"/>given: 2600 <text:s text:c="2"/>gain: 2.03221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8 <text:s text:c="3"/>sampled: 1181.104 <text:s text:c="2"/>given: 2400 <text:s text:c="2"/>gain: 2.0319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8 <text:s text:c="3"/>sampled: 1181.104 <text:s text:c="2"/>given: 2400 <text:s text:c="2"/>gain: 2.0319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51 <text:s text:c="3"/>sampled: 1082.712 <text:s text:c="2"/>given: 2200 <text:s text:c="2"/>gain: 2.03193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51 <text:s text:c="3"/>sampled: 1082.712 <text:s text:c="2"/>given: 2200 <text:s text:c="2"/>gain: 2.03193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2801" calcext:value-type="float">
            <text:p>2.03280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801" calcext:value-type="float">
            <text:p>2.03280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576" calcext:value-type="float">
            <text:p>2.0325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561" calcext:value-type="float">
            <text:p>2.03256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431" calcext:value-type="float">
            <text:p>2.03243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275" calcext:value-type="float">
            <text:p>2.03227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275" calcext:value-type="float">
            <text:p>2.03227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097" calcext:value-type="float">
            <text:p>2.03209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246" calcext:value-type="float">
            <text:p>2.03224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371" calcext:value-type="float">
            <text:p>2.03237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211" calcext:value-type="float">
            <text:p>2.03221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998" calcext:value-type="float">
            <text:p>2.0319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998" calcext:value-type="float">
            <text:p>2.0319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935" calcext:value-type="float">
            <text:p>2.03193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935" calcext:value-type="float">
            <text:p>2.03193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24" calcext:value-type="float">
            <text:p>2.0324</text:p>
          </table:table-cell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formula="of:=AVERAGE([.A51:.A124])" office:value-type="float" office:value="2341.06385135135" calcext:value-type="float">
            <text:p>2341.06385135135</text:p>
          </table:table-cell>
          <table:table-cell table:formula="of:=AVERAGE([.F51:.F54])" office:value-type="float" office:value="49.897" calcext:value-type="float">
            <text:p>49.897</text:p>
          </table:table-cell>
          <table:table-cell table:formula="of:=2*[.C51]" office:value-type="float" office:value="99.794" calcext:value-type="float">
            <text:p>99.794</text:p>
          </table:table-cell>
          <table:table-cell table:formula="of:=[.D51]/[.B51]" office:value-type="float" office:value="0.0426276284358477" calcext:value-type="float">
            <text:p>0.042627628435848</text:p>
          </table:table-cell>
          <table:table-cell office:value-type="float" office:value="49.897" calcext:value-type="float">
            <text:p>49.897</text:p>
          </table:table-cell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4"/>
          <table:table-cell office:value-type="float" office:value="49.897" calcext:value-type="float">
            <text:p>49.897</text:p>
          </table:table-cell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4"/>
          <table:table-cell office:value-type="float" office:value="49.897" calcext:value-type="float">
            <text:p>49.897</text:p>
          </table:table-cell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4"/>
          <table:table-cell office:value-type="float" office:value="49.897" calcext:value-type="float">
            <text:p>49.897</text:p>
          </table:table-cell>
        </table:table-row>
        <table:table-row table:style-name="ro1">
          <table:table-cell office:value-type="float" office:value="2339.044" calcext:value-type="float">
            <text:p>2339.044</text:p>
          </table:table-cell>
          <table:table-cell table:number-columns-repeated="5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0.555" calcext:value-type="float">
            <text:p>2340.555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38.742" calcext:value-type="float">
            <text:p>2338.742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2.468" calcext:value-type="float">
            <text:p>2342.468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0.656" calcext:value-type="float">
            <text:p>2340.656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656" calcext:value-type="float">
            <text:p>2340.656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formula="of:=AVERAGE([.A127:.A185])" office:value-type="float" office:value="2301.39125423729" calcext:value-type="float">
            <text:p>2301.39125423729</text:p>
          </table:table-cell>
          <table:table-cell table:formula="of:=AVERAGE([.F127:.F132])" office:value-type="float" office:value="4.957" calcext:value-type="float">
            <text:p>4.957</text:p>
          </table:table-cell>
          <table:table-cell table:formula="of:=2*[.C127]" office:value-type="float" office:value="9.914" calcext:value-type="float">
            <text:p>9.914</text:p>
          </table:table-cell>
          <table:table-cell table:formula="of:=[.D127]/[.B127]" office:value-type="float" office:value="0.00430782900636582" calcext:value-type="float">
            <text:p>0.004307829006366</text:p>
          </table:table-cell>
          <table:table-cell office:value-type="float" office:value="4.958" calcext:value-type="float">
            <text:p>4.958</text:p>
          </table:table-cell>
        </table:table-row>
        <table:table-row table:style-name="ro1">
          <table:table-cell office:value-type="float" office:value="2300.674" calcext:value-type="float">
            <text:p>2300.674</text:p>
          </table:table-cell>
          <table:table-cell table:number-columns-repeated="4"/>
          <table:table-cell office:value-type="float" office:value="4.956" calcext:value-type="float">
            <text:p>4.956</text:p>
          </table:table-cell>
        </table:table-row>
        <table:table-row table:style-name="ro1">
          <table:table-cell office:value-type="float" office:value="2300.977" calcext:value-type="float">
            <text:p>2300.977</text:p>
          </table:table-cell>
          <table:table-cell table:number-columns-repeated="4"/>
          <table:table-cell office:value-type="float" office:value="4.957" calcext:value-type="float">
            <text:p>4.957</text:p>
          </table:table-cell>
        </table:table-row>
        <table:table-row table:style-name="ro1">
          <table:table-cell office:value-type="float" office:value="2300.271" calcext:value-type="float">
            <text:p>2300.271</text:p>
          </table:table-cell>
          <table:table-cell table:number-columns-repeated="4"/>
          <table:table-cell office:value-type="float" office:value="4.957" calcext:value-type="float">
            <text:p>4.957</text:p>
          </table:table-cell>
        </table:table-row>
        <table:table-row table:style-name="ro1">
          <table:table-cell office:value-type="float" office:value="2300.372" calcext:value-type="float">
            <text:p>2300.372</text:p>
          </table:table-cell>
          <table:table-cell table:number-columns-repeated="4"/>
          <table:table-cell office:value-type="float" office:value="4.957" calcext:value-type="float">
            <text:p>4.957</text:p>
          </table:table-cell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4"/>
          <table:table-cell office:value-type="float" office:value="4.957" calcext:value-type="float">
            <text:p>4.957</text:p>
          </table:table-cell>
        </table:table-row>
        <table:table-row table:style-name="ro1">
          <table:table-cell office:value-type="float" office:value="2303.192" calcext:value-type="float">
            <text:p>2303.192</text:p>
          </table:table-cell>
          <table:table-cell table:number-columns-repeated="5"/>
        </table:table-row>
        <table:table-row table:style-name="ro1">
          <table:table-cell office:value-type="float" office:value="2303.696" calcext:value-type="float">
            <text:p>2303.696</text:p>
          </table:table-cell>
          <table:table-cell table:number-columns-repeated="5"/>
        </table:table-row>
        <table:table-row table:style-name="ro1">
          <table:table-cell office:value-type="float" office:value="2303.494" calcext:value-type="float">
            <text:p>2303.494</text:p>
          </table:table-cell>
          <table:table-cell table:number-columns-repeated="5"/>
        </table:table-row>
        <table:table-row table:style-name="ro1">
          <table:table-cell office:value-type="float" office:value="2301.379" calcext:value-type="float">
            <text:p>2301.379</text:p>
          </table:table-cell>
          <table:table-cell table:number-columns-repeated="5"/>
        </table:table-row>
        <table:table-row table:style-name="ro1">
          <table:table-cell office:value-type="float" office:value="2298.157" calcext:value-type="float">
            <text:p>2298.157</text:p>
          </table:table-cell>
          <table:table-cell table:number-columns-repeated="5"/>
        </table:table-row>
        <table:table-row table:style-name="ro1">
          <table:table-cell office:value-type="float" office:value="2303.091" calcext:value-type="float">
            <text:p>2303.091</text:p>
          </table:table-cell>
          <table:table-cell table:number-columns-repeated="5"/>
        </table:table-row>
        <table:table-row table:style-name="ro1">
          <table:table-cell office:value-type="float" office:value="2301.682" calcext:value-type="float">
            <text:p>2301.682</text:p>
          </table:table-cell>
          <table:table-cell table:number-columns-repeated="5"/>
        </table:table-row>
        <table:table-row table:style-name="ro1">
          <table:table-cell office:value-type="float" office:value="2302.487" calcext:value-type="float">
            <text:p>2302.487</text:p>
          </table:table-cell>
          <table:table-cell table:number-columns-repeated="5"/>
        </table:table-row>
        <table:table-row table:style-name="ro1">
          <table:table-cell office:value-type="float" office:value="2299.768" calcext:value-type="float">
            <text:p>2299.768</text:p>
          </table:table-cell>
          <table:table-cell table:number-columns-repeated="5"/>
        </table:table-row>
        <table:table-row table:style-name="ro1">
          <table:table-cell office:value-type="float" office:value="2299.969" calcext:value-type="float">
            <text:p>2299.969</text:p>
          </table:table-cell>
          <table:table-cell table:number-columns-repeated="5"/>
        </table:table-row>
        <table:table-row table:style-name="ro1">
          <table:table-cell office:value-type="float" office:value="2303.595" calcext:value-type="float">
            <text:p>2303.595</text:p>
          </table:table-cell>
          <table:table-cell table:number-columns-repeated="5"/>
        </table:table-row>
        <table:table-row table:style-name="ro1">
          <table:table-cell office:value-type="float" office:value="2301.782" calcext:value-type="float">
            <text:p>2301.782</text:p>
          </table:table-cell>
          <table:table-cell table:number-columns-repeated="5"/>
        </table:table-row>
        <table:table-row table:style-name="ro1">
          <table:table-cell office:value-type="float" office:value="2299.466" calcext:value-type="float">
            <text:p>2299.466</text:p>
          </table:table-cell>
          <table:table-cell table:number-columns-repeated="5"/>
        </table:table-row>
        <table:table-row table:style-name="ro1">
          <table:table-cell office:value-type="float" office:value="2301.379" calcext:value-type="float">
            <text:p>2301.379</text:p>
          </table:table-cell>
          <table:table-cell table:number-columns-repeated="5"/>
        </table:table-row>
        <table:table-row table:style-name="ro1">
          <table:table-cell office:value-type="float" office:value="2301.279" calcext:value-type="float">
            <text:p>2301.279</text:p>
          </table:table-cell>
          <table:table-cell table:number-columns-repeated="5"/>
        </table:table-row>
        <table:table-row table:style-name="ro1">
          <table:table-cell office:value-type="float" office:value="2297.25" calcext:value-type="float">
            <text:p>2297.25</text:p>
          </table:table-cell>
          <table:table-cell table:number-columns-repeated="5"/>
        </table:table-row>
        <table:table-row table:style-name="ro1">
          <table:table-cell office:value-type="float" office:value="2301.581" calcext:value-type="float">
            <text:p>2301.581</text:p>
          </table:table-cell>
          <table:table-cell table:number-columns-repeated="5"/>
        </table:table-row>
        <table:table-row table:style-name="ro1">
          <table:table-cell office:value-type="float" office:value="2300.372" calcext:value-type="float">
            <text:p>2300.372</text:p>
          </table:table-cell>
          <table:table-cell table:number-columns-repeated="5"/>
        </table:table-row>
        <table:table-row table:style-name="ro1">
          <table:table-cell office:value-type="float" office:value="2302.487" calcext:value-type="float">
            <text:p>2302.487</text:p>
          </table:table-cell>
          <table:table-cell table:number-columns-repeated="5"/>
        </table:table-row>
        <table:table-row table:style-name="ro1">
          <table:table-cell office:value-type="float" office:value="2300.372" calcext:value-type="float">
            <text:p>2300.372</text:p>
          </table:table-cell>
          <table:table-cell table:number-columns-repeated="5"/>
        </table:table-row>
        <table:table-row table:style-name="ro1">
          <table:table-cell office:value-type="float" office:value="2302.386" calcext:value-type="float">
            <text:p>2302.386</text:p>
          </table:table-cell>
          <table:table-cell table:number-columns-repeated="5"/>
        </table:table-row>
        <table:table-row table:style-name="ro1">
          <table:table-cell office:value-type="float" office:value="2301.581" calcext:value-type="float">
            <text:p>2301.581</text:p>
          </table:table-cell>
          <table:table-cell table:number-columns-repeated="5"/>
        </table:table-row>
        <table:table-row table:style-name="ro1">
          <table:table-cell office:value-type="float" office:value="2301.581" calcext:value-type="float">
            <text:p>2301.581</text:p>
          </table:table-cell>
          <table:table-cell table:number-columns-repeated="5"/>
        </table:table-row>
        <table:table-row table:style-name="ro1">
          <table:table-cell office:value-type="float" office:value="2302.688" calcext:value-type="float">
            <text:p>2302.688</text:p>
          </table:table-cell>
          <table:table-cell table:number-columns-repeated="5"/>
        </table:table-row>
        <table:table-row table:style-name="ro1">
          <table:table-cell office:value-type="float" office:value="2300.876" calcext:value-type="float">
            <text:p>2300.876</text:p>
          </table:table-cell>
          <table:table-cell table:number-columns-repeated="5"/>
        </table:table-row>
        <table:table-row table:style-name="ro1">
          <table:table-cell office:value-type="float" office:value="2297.25" calcext:value-type="float">
            <text:p>2297.25</text:p>
          </table:table-cell>
          <table:table-cell table:number-columns-repeated="5"/>
        </table:table-row>
        <table:table-row table:style-name="ro1">
          <table:table-cell office:value-type="float" office:value="2304.199" calcext:value-type="float">
            <text:p>2304.199</text:p>
          </table:table-cell>
          <table:table-cell table:number-columns-repeated="5"/>
        </table:table-row>
        <table:table-row table:style-name="ro1">
          <table:table-cell office:value-type="float" office:value="2297.351" calcext:value-type="float">
            <text:p>2297.351</text:p>
          </table:table-cell>
          <table:table-cell table:number-columns-repeated="5"/>
        </table:table-row>
        <table:table-row table:style-name="ro1">
          <table:table-cell office:value-type="float" office:value="2300.775" calcext:value-type="float">
            <text:p>2300.775</text:p>
          </table:table-cell>
          <table:table-cell table:number-columns-repeated="5"/>
        </table:table-row>
        <table:table-row table:style-name="ro1">
          <table:table-cell office:value-type="float" office:value="2301.682" calcext:value-type="float">
            <text:p>2301.682</text:p>
          </table:table-cell>
          <table:table-cell table:number-columns-repeated="5"/>
        </table:table-row>
        <table:table-row table:style-name="ro1">
          <table:table-cell office:value-type="float" office:value="2302.286" calcext:value-type="float">
            <text:p>2302.286</text:p>
          </table:table-cell>
          <table:table-cell table:number-columns-repeated="5"/>
        </table:table-row>
        <table:table-row table:style-name="ro1">
          <table:table-cell office:value-type="float" office:value="2297.854" calcext:value-type="float">
            <text:p>2297.854</text:p>
          </table:table-cell>
          <table:table-cell table:number-columns-repeated="5"/>
        </table:table-row>
        <table:table-row table:style-name="ro1">
          <table:table-cell office:value-type="float" office:value="2300.372" calcext:value-type="float">
            <text:p>2300.372</text:p>
          </table:table-cell>
          <table:table-cell table:number-columns-repeated="5"/>
        </table:table-row>
        <table:table-row table:style-name="ro1">
          <table:table-cell office:value-type="float" office:value="2298.761" calcext:value-type="float">
            <text:p>2298.761</text:p>
          </table:table-cell>
          <table:table-cell table:number-columns-repeated="5"/>
        </table:table-row>
        <table:table-row table:style-name="ro1">
          <table:table-cell office:value-type="float" office:value="2302.991" calcext:value-type="float">
            <text:p>2302.991</text:p>
          </table:table-cell>
          <table:table-cell table:number-columns-repeated="5"/>
        </table:table-row>
        <table:table-row table:style-name="ro1">
          <table:table-cell office:value-type="float" office:value="2299.265" calcext:value-type="float">
            <text:p>2299.265</text:p>
          </table:table-cell>
          <table:table-cell table:number-columns-repeated="5"/>
        </table:table-row>
        <table:table-row table:style-name="ro1">
          <table:table-cell office:value-type="float" office:value="2302.588" calcext:value-type="float">
            <text:p>2302.588</text:p>
          </table:table-cell>
          <table:table-cell table:number-columns-repeated="5"/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5"/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5"/>
        </table:table-row>
        <table:table-row table:style-name="ro1">
          <table:table-cell office:value-type="float" office:value="2304.602" calcext:value-type="float">
            <text:p>2304.602</text:p>
          </table:table-cell>
          <table:table-cell table:number-columns-repeated="5"/>
        </table:table-row>
        <table:table-row table:style-name="ro1">
          <table:table-cell office:value-type="float" office:value="2301.48" calcext:value-type="float">
            <text:p>2301.48</text:p>
          </table:table-cell>
          <table:table-cell table:number-columns-repeated="5"/>
        </table:table-row>
        <table:table-row table:style-name="ro1">
          <table:table-cell office:value-type="float" office:value="2303.192" calcext:value-type="float">
            <text:p>2303.192</text:p>
          </table:table-cell>
          <table:table-cell table:number-columns-repeated="5"/>
        </table:table-row>
        <table:table-row table:style-name="ro1">
          <table:table-cell office:value-type="float" office:value="2302.588" calcext:value-type="float">
            <text:p>2302.588</text:p>
          </table:table-cell>
          <table:table-cell table:number-columns-repeated="5"/>
        </table:table-row>
        <table:table-row table:style-name="ro1">
          <table:table-cell office:value-type="float" office:value="2302.386" calcext:value-type="float">
            <text:p>2302.386</text:p>
          </table:table-cell>
          <table:table-cell table:number-columns-repeated="5"/>
        </table:table-row>
        <table:table-row table:style-name="ro1">
          <table:table-cell office:value-type="float" office:value="2302.789" calcext:value-type="float">
            <text:p>2302.789</text:p>
          </table:table-cell>
          <table:table-cell table:number-columns-repeated="5"/>
        </table:table-row>
        <table:table-row table:style-name="ro1">
          <table:table-cell office:value-type="float" office:value="2301.077" calcext:value-type="float">
            <text:p>2301.077</text:p>
          </table:table-cell>
          <table:table-cell table:number-columns-repeated="5"/>
        </table:table-row>
        <table:table-row table:style-name="ro1">
          <table:table-cell office:value-type="float" office:value="2302.386" calcext:value-type="float">
            <text:p>2302.386</text:p>
          </table:table-cell>
          <table:table-cell table:number-columns-repeated="5"/>
        </table:table-row>
        <table:table-row table:style-name="ro1">
          <table:table-cell office:value-type="float" office:value="2302.588" calcext:value-type="float">
            <text:p>2302.588</text:p>
          </table:table-cell>
          <table:table-cell table:number-columns-repeated="5"/>
        </table:table-row>
        <table:table-row table:style-name="ro1">
          <table:table-cell office:value-type="float" office:value="2303.494" calcext:value-type="float">
            <text:p>2303.494</text:p>
          </table:table-cell>
          <table:table-cell table:number-columns-repeated="5"/>
        </table:table-row>
        <table:table-row table:style-name="ro1">
          <table:table-cell office:value-type="float" office:value="2301.682" calcext:value-type="float">
            <text:p>2301.682</text:p>
          </table:table-cell>
          <table:table-cell table:number-columns-repeated="5"/>
        </table:table-row>
        <table:table-row table:style-name="ro1">
          <table:table-cell office:value-type="float" office:value="2299.667" calcext:value-type="float">
            <text:p>2299.667</text:p>
          </table:table-cell>
          <table:table-cell table:number-columns-repeated="5"/>
        </table:table-row>
        <table:table-row table:style-name="ro1">
          <table:table-cell office:value-type="float" office:value="2302.89" calcext:value-type="float">
            <text:p>2302.89</text:p>
          </table:table-cell>
          <table:table-cell table:number-columns-repeated="5"/>
        </table:table-row>
        <table:table-row table:style-name="ro1">
          <table:table-cell office:value-type="float" office:value="2300.473" calcext:value-type="float">
            <text:p>2300.47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40:11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6T13:45:18.607000000</dc:date>
    <meta:editing-duration>PT1H13M11S</meta:editing-duration>
    <meta:editing-cycles>27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24cm" svg:height="9.006cm" xlink:href=".." xlink:type="simple" chart:class="chart:line" chart:style-name="ch1">
        <chart:legend chart:legend-position="end" svg:x="15.872cm" svg:y="4.204cm" style:legend-expansion="high" chart:style-name="ch2"/>
        <chart:plot-area chart:style-name="ch3" table:cell-range-address="Sheet1.A21:Sheet1.A38" svg:x="0.374cm" svg:y="0.18cm" svg:width="15.124cm" svg:height="8.646cm">
          <chartooo:coordinate-region svg:x="1.657cm" svg:y="0.379cm" svg:width="13.65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801">
                <text:p>2.03280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2801">
                <text:p>2.032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576">
                <text:p>2.032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561">
                <text:p>2.032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431">
                <text:p>2.032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275">
                <text:p>2.032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275">
                <text:p>2.032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097">
                <text:p>2.032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246">
                <text:p>2.032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371">
                <text:p>2.032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211">
                <text:p>2.032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1998">
                <text:p>2.031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1998">
                <text:p>2.031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1935">
                <text:p>2.031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1935">
                <text:p>2.031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